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24.8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xa_test202408_ITS_2rea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TU#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</table:table-row>
        <table:table-row table:style-name="ro1">
          <table:table-cell office:value-type="string" calcext:value-type="string">
            <text:p>i 1</text:p>
          </table:table-cell>
          <table:table-cell office:value-type="string" calcext:value-type="string">
            <text:p>Fungi;Basidiomycota;Tremellomycetes;Tremellales;Bulleribasidiaceae;Vishniacozym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</text:p>
          </table:table-cell>
          <table:table-cell office:value-type="string" calcext:value-type="string">
            <text:p>Fungi;Chytridiomycota;Spizellomycetes;Spizellomycetales;Powellomycet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4</text:p>
          </table:table-cell>
          <table:table-cell office:value-type="string" calcext:value-type="string">
            <text:p>Fungi;Chytridiomycota;Lobulomycetes;Lobulomycetales;Lobulomycetales_fam_Incertae_sedis;Lobulomycetales_gen_Incertae_sedis;Lobulomycet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</text:p>
          </table:table-cell>
          <table:table-cell office:value-type="string" calcext:value-type="string">
            <text:p>Fungi;Chytridiomycota;Rhizophydiomycetes;Rhizophydiales;Operculomycetaceae;Operculomyces;Operculomyc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10</text:p>
          </table:table-cell>
          <table:table-cell office:value-type="string" calcext:value-type="string">
            <text:p>Fungi;Chytridiomycota;Rhizophydiomycetes;Rhizophydiales;Rhizophydiales_fam_Incertae_sedis;Rhizophydiales_gen_Incertae_sedis;Rhizophydiales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1</text:p>
          </table:table-cell>
          <table:table-cell office:value-type="string" calcext:value-type="string">
            <text:p>Fungi;Chytridiomycota;Rhizophydiomycetes;Rhizophydiales;Rhizophydiales_fam_Incertae_sedis;Rhizophydiales_gen_Incertae_sedis;Rhizophyd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13</text:p>
          </table:table-cell>
          <table:table-cell office:value-type="string" calcext:value-type="string">
            <text:p>Fungi;Chytridiomycota;Rhizophydiomycetes;Rhizophydiales;Rhizophydiales_fam_Incertae_sedis;Rhizophydiales_gen_Incertae_sedis;Rhizophyd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string" calcext:value-type="string">
            <text:p>Fungi;Fungi_phy_Incertae_sedis;Fungi_cls_Incertae_sedis;Fungi_ord_Incertae_sedis;Fungi_fam_Incertae_sedis;Fungi_gen_Incertae_sedis;Fungi_sp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7</text:p>
          </table:table-cell>
          <table:table-cell office:value-type="string" calcext:value-type="string">
            <text:p>Fungi;Ascomycota;Sordariomycetes;;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6</text:p>
          </table:table-cell>
          <table:table-cell office:value-type="string" calcext:value-type="string">
            <text:p>Fungi;Ascomycota;Leotiomycetes;Helotiales;Hyaloscyphaceae;Hyaloscyphaceae_gen_Incertae_sedis;Hyaloscyphaceae_sp;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7</text:p>
          </table:table-cell>
          <table:table-cell office:value-type="string" calcext:value-type="string">
            <text:p>Fungi;Ascomycota;Leotiomycetes;Helotiales;Hyaloscyphaceae;Hyaloscyphaceae_gen_Incertae_sedis;Hyaloscyphaceae_sp;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1</text:p>
          </table:table-cell>
          <table:table-cell office:value-type="string" calcext:value-type="string">
            <text:p>Fungi;Ascomycota;Sordariomycetes;Hypocreales;Nectriaceae;Ilyonectria;Ilyonectria_liriodendri;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4</text:p>
          </table:table-cell>
          <table:table-cell office:value-type="string" calcext:value-type="string">
            <text:p>Fungi;Ascomycota;Dothideomycetes;Mycosphaerellales;Mycosphaerellaceae;Clypeosphaerella;Clypeosphaerella_quasiparkii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6</text:p>
          </table:table-cell>
          <table:table-cell office:value-type="string" calcext:value-type="string">
            <text:p>Fungi;Ascomycota;Dothideomycetes;Capnodiales;;;;</text:p>
          </table:table-cell>
          <table:table-cell office:value-type="float" office:value="0" calcext:value-type="float">
            <text:p>0</text:p>
          </table:table-cell>
          <table:table-cell office:value-type="float" office:value="9223" calcext:value-type="float">
            <text:p>9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8</text:p>
          </table:table-cell>
          <table:table-cell office:value-type="string" calcext:value-type="string">
            <text:p>Fungi;Ascomycota;Dothideomycetes;Cladosporiales;Cladosporiaceae;;;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 49</text:p>
          </table:table-cell>
          <table:table-cell office:value-type="string" calcext:value-type="string">
            <text:p>Fungi;Ascomycota;Dothideomycetes;Pleosporales;Pleosporaceae;Alternaria;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50</text:p>
          </table:table-cell>
          <table:table-cell office:value-type="string" calcext:value-type="string">
            <text:p>Fungi;Ascomycota;Dothideomycetes;Pleosporales;Pleosporaceae;Alternari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51</text:p>
          </table:table-cell>
          <table:table-cell office:value-type="string" calcext:value-type="string">
            <text:p>Fungi;Ascomycota;Leotiomycetes;Helotiales;Helotiales_fam_Incertae_sedis;Helotiales_gen_Incertae_sedis;Helot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53</text:p>
          </table:table-cell>
          <table:table-cell office:value-type="string" calcext:value-type="string">
            <text:p>Fungi;Ascomycota;Leotiomycetes;Helotiales;Helotiales_fam_Incertae_sedis;Helotiales_gen_Incertae_sedis;Helotiales_sp;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7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8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9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60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1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62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63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4</text:p>
          </table:table-cell>
          <table:table-cell office:value-type="string" calcext:value-type="string">
            <text:p>Fungi;Ascomycota;Leotiomycetes;Helotiales;Helotiales_fam_Incertae_sedis;Helotiales_gen_Incertae_sedis;Helot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65</text:p>
          </table:table-cell>
          <table:table-cell office:value-type="string" calcext:value-type="string">
            <text:p>Fungi;Ascomycota;Dothideomycetes;Capnodiales;Capnodiales_fam_Incertae_sedis;Capnodiales_gen_Incertae_sedis;Capnodiales_sp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6</text:p>
          </table:table-cell>
          <table:table-cell office:value-type="string" calcext:value-type="string">
            <text:p>Fungi;Ascomycota;Dothideomycetes;Mycosphaerellales;Teratosphaeriaceae;Teratosphaeriaceae_gen_Incertae_sedis;Teratosphaeriaceae_sp;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7</text:p>
          </table:table-cell>
          <table:table-cell office:value-type="string" calcext:value-type="string">
            <text:p>Fungi;Ascomycota;Leotiomycetes;Helotiales;Hyaloscyphaceae;;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9</text:p>
          </table:table-cell>
          <table:table-cell office:value-type="string" calcext:value-type="string">
            <text:p>Fungi;Ascomycota;Leotiomycetes;Helotiales;Myxotrichaceae;Oidiodendron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0</text:p>
          </table:table-cell>
          <table:table-cell office:value-type="string" calcext:value-type="string">
            <text:p>Fungi;Ascomycota;Sordariomycetes;Xylariales;Microdochiaceae;Idriella;;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 72</text:p>
          </table:table-cell>
          <table:table-cell office:value-type="string" calcext:value-type="string">
            <text:p>Fungi;Ascomycota;Sordariomycetes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73</text:p>
          </table:table-cell>
          <table:table-cell office:value-type="string" calcext:value-type="string">
            <text:p>Fungi;Ascomycota;Sordariomycetes;Xylariales;Microdochiaceae;Idriella;Idriella_sp;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4</text:p>
          </table:table-cell>
          <table:table-cell office:value-type="string" calcext:value-type="string">
            <text:p>Fungi;Ascomycota;Dothideomycetes;;;;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5</text:p>
          </table:table-cell>
          <table:table-cell office:value-type="string" calcext:value-type="string">
            <text:p>Fungi;Ascomycota;Sordariomycetes;Conioscyphales;Conioscyphaceae;Conioscypha;Conioscypha_sp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6</text:p>
          </table:table-cell>
          <table:table-cell office:value-type="string" calcext:value-type="string">
            <text:p>Fungi;Ascomycota;Sordariomycetes;Pleurotheciales;Pleurotheciaceae;Pleurotheci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77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8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 79</text:p>
          </table:table-cell>
          <table:table-cell office:value-type="string" calcext:value-type="string">
            <text:p>Fungi;Ascomycota;Sordariomycetes;Sordariales;Chaetomiaceae;;;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 80</text:p>
          </table:table-cell>
          <table:table-cell office:value-type="string" calcext:value-type="string">
            <text:p>Fungi;Ascomycota;Sordariomycetes;Sordariales;Podosporaceae;Podospor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81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82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83</text:p>
          </table:table-cell>
          <table:table-cell office:value-type="string" calcext:value-type="string">
            <text:p>Fungi;Ascomycota;Sordariomycetes;Sordariales;Sordariales_fam_Incertae_sedis;Sordariales_gen_Incertae_sedis;Sordariales_sp;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84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85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 86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88</text:p>
          </table:table-cell>
          <table:table-cell office:value-type="string" calcext:value-type="string">
            <text:p>Fungi;Ascomycota;Sordariomycetes;Coniochaetales;Coniochaet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89</text:p>
          </table:table-cell>
          <table:table-cell office:value-type="string" calcext:value-type="string">
            <text:p>Fungi;Ascomycota;Sordariomycetes;Coniochaetales;Coniochaetaceae;Coniochaeta;;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i 90</text:p>
          </table:table-cell>
          <table:table-cell office:value-type="string" calcext:value-type="string">
            <text:p>Fungi;Ascomycota;Sordariomycetes;Coniochaetales;Coniochaetaceae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91</text:p>
          </table:table-cell>
          <table:table-cell office:value-type="string" calcext:value-type="string">
            <text:p>Fungi;Ascomycota;Sordariomycetes;Coniochaetales;Coniochaet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92</text:p>
          </table:table-cell>
          <table:table-cell office:value-type="string" calcext:value-type="string">
            <text:p>Fungi;Ascomycota;Sordariomycetes;Coniochaetales;Coniochaetaceae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94</text:p>
          </table:table-cell>
          <table:table-cell office:value-type="string" calcext:value-type="string">
            <text:p>Fungi;Ascomycota;Sordariomycetes;Coniochaetales;Coniochaetaceae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96</text:p>
          </table:table-cell>
          <table:table-cell office:value-type="string" calcext:value-type="string">
            <text:p>Fungi;Ascomycota;Sordariomycetes;Sordariomycetes_ord_Incertae_sedis;Sordariomycetes_fam_Incertae_sedis;Sordariomycetes_gen_Incertae_sedis;Sordariomycetes_sp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 97</text:p>
          </table:table-cell>
          <table:table-cell office:value-type="string" calcext:value-type="string">
            <text:p>Fungi;Ascomycota;Sordariomycetes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98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99</text:p>
          </table:table-cell>
          <table:table-cell office:value-type="string" calcext:value-type="string">
            <text:p>Fungi;Ascomycota;Sordariomycetes;Hypocreales;Hypocreales_fam_Incertae_sedi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 100</text:p>
          </table:table-cell>
          <table:table-cell office:value-type="string" calcext:value-type="string">
            <text:p>Fungi;Ascomycota;Sordariomycetes;Microascales;Microasc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02</text:p>
          </table:table-cell>
          <table:table-cell office:value-type="string" calcext:value-type="string">
            <text:p>Fungi;Ascomycota;Sordariomycetes;Microascales;Microasc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 103</text:p>
          </table:table-cell>
          <table:table-cell office:value-type="string" calcext:value-type="string">
            <text:p>Fungi;Ascomycota;Sordariomycetes;Amphisphaeriales;Sporocadaceae;;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05</text:p>
          </table:table-cell>
          <table:table-cell office:value-type="string" calcext:value-type="string">
            <text:p>Fungi;Ascomycota;Sordariomycetes;Coniochaetales;Cordanaceae;Cordana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06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108</text:p>
          </table:table-cell>
          <table:table-cell office:value-type="string" calcext:value-type="string">
            <text:p>Fungi;Ascomycota;Sordariomycetes;Sordariales;Chaetomia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10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113</text:p>
          </table:table-cell>
          <table:table-cell office:value-type="string" calcext:value-type="string">
            <text:p>Fungi;Ascomycota;Sordariomycetes;Sordariales;Sordariales_fam_Incertae_sedis;Sordariales_gen_Incertae_sedis;Sordar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114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116</text:p>
          </table:table-cell>
          <table:table-cell office:value-type="string" calcext:value-type="string">
            <text:p>Fungi;Ascomycota;Ascomycota_cls_Incertae_sedis;Ascomycota_ord_Incertae_sedis;Ascomycota_fam_Incertae_sedis;Ascomycota_gen_Incertae_sedis;Ascomycota_sp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17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 119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 120</text:p>
          </table:table-cell>
          <table:table-cell office:value-type="string" calcext:value-type="string">
            <text:p>Fungi;Ascomycota;Sordariomycetes;Sordariales;Chaetomiaceae;;;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i 122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i 123</text:p>
          </table:table-cell>
          <table:table-cell office:value-type="string" calcext:value-type="string">
            <text:p>Fungi;Ascomycota;Sordariomycetes;Sordariales;Lasiosphaeridaceae;Lasiosphaeris;Lasiosphaeris_sp;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 124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 125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 126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28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130</text:p>
          </table:table-cell>
          <table:table-cell office:value-type="string" calcext:value-type="string">
            <text:p>Fungi;Ascomycota;Sordariomycetes;Sordariales;Sordariales_fam_Incertae_sedis;Sordariales_gen_Incertae_sedis;Sordariales_sp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131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 132</text:p>
          </table:table-cell>
          <table:table-cell office:value-type="string" calcext:value-type="string">
            <text:p>Fungi;Ascomycota;Sordariomycetes;Sordariales;Sordariales_fam_Incertae_sedis;Sordariales_gen_Incertae_sedis;Sordari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 133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34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135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136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i 137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 140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i 141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142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i 143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 144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i 145</text:p>
          </table:table-cell>
          <table:table-cell office:value-type="string" calcext:value-type="string">
            <text:p>Fungi;Ascomycota;Sordariomycetes;Sordariales;Chaetomiaceae;;;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 146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47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 148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 149</text:p>
          </table:table-cell>
          <table:table-cell office:value-type="string" calcext:value-type="string">
            <text:p>Fungi;Ascomycota;Sordariomycetes;Sordariales;;;;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150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151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152</text:p>
          </table:table-cell>
          <table:table-cell office:value-type="string" calcext:value-type="string">
            <text:p>Fungi;Ascomycota;Sordariomycetes;Sordariales;Chaetomiaceae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 153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154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 155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 156</text:p>
          </table:table-cell>
          <table:table-cell office:value-type="string" calcext:value-type="string">
            <text:p>Fungi;Ascomycota;Sordariomycetes;Cephalothecales;Cephalothecaceae;Phialemon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157</text:p>
          </table:table-cell>
          <table:table-cell office:value-type="string" calcext:value-type="string">
            <text:p>Fungi;Ascomycota;Sordariomycetes;Ophiostomatales;Ophiostomataceae;Sporothrix;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158</text:p>
          </table:table-cell>
          <table:table-cell office:value-type="string" calcext:value-type="string">
            <text:p>Fungi;Ascomycota;Sordariomycetes;Chaetosphaeriales;Chaetosphaeriaceae;Chaetosphaeria;;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59</text:p>
          </table:table-cell>
          <table:table-cell office:value-type="string" calcext:value-type="string">
            <text:p>Fungi;Ascomycota;Sordariomycetes;Chaetosphaeriales;Chaetosphaeriaceae;Chloridium;;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160</text:p>
          </table:table-cell>
          <table:table-cell office:value-type="string" calcext:value-type="string">
            <text:p>Fungi;Ascomycota;Sordariomycetes;Chaetosphaeriales;Chaetosphae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161</text:p>
          </table:table-cell>
          <table:table-cell office:value-type="string" calcext:value-type="string">
            <text:p>Fungi;Ascomycota;Sordariomycetes;Chaetosphaeriales;Chaetosphaeriaceae;Chloridium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162</text:p>
          </table:table-cell>
          <table:table-cell office:value-type="string" calcext:value-type="string">
            <text:p>Fungi;Ascomycota;Sordariomycetes;Chaetosphaeriales;Chaetosphaeriaceae;Chaetosphaeria;Chaetosphaeria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163</text:p>
          </table:table-cell>
          <table:table-cell office:value-type="string" calcext:value-type="string">
            <text:p>Fungi;Ascomycota;Sordariomycetes;Chaetosphaeriales;Chaetosphaeri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 165</text:p>
          </table:table-cell>
          <table:table-cell office:value-type="string" calcext:value-type="string">
            <text:p>Fungi;Ascomycota;Sordariomycetes;Sordariomycetes_ord_Incertae_sedis;Sordariomycetes_fam_Incertae_sedis;Sordariomycetes_gen_Incertae_sedis;Sordariomycet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166</text:p>
          </table:table-cell>
          <table:table-cell office:value-type="string" calcext:value-type="string">
            <text:p>Fungi;Ascomycota;Sordariomycetes;Pleurotheciales;Pleurotheciaceae;Pleurotheci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67</text:p>
          </table:table-cell>
          <table:table-cell office:value-type="string" calcext:value-type="string">
            <text:p>Fungi;Ascomycota;Sordariomycetes;Pleurotheciales;Pleurotheciaceae;Pleurotheciella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68</text:p>
          </table:table-cell>
          <table:table-cell office:value-type="string" calcext:value-type="string">
            <text:p>Fungi;Ascomycota;Sordariomycetes;Pleurotheciales;Pleurothecia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169</text:p>
          </table:table-cell>
          <table:table-cell office:value-type="string" calcext:value-type="string">
            <text:p>Fungi;Ascomycota;Sordariomycetes;Chaetosphaeriales;Chaetosphaeriaceae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170</text:p>
          </table:table-cell>
          <table:table-cell office:value-type="string" calcext:value-type="string">
            <text:p>Fungi;Ascomycota;Sordariomycetes;Hypocreales;Saroclad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 171</text:p>
          </table:table-cell>
          <table:table-cell office:value-type="string" calcext:value-type="string">
            <text:p>Fungi;Ascomycota;Sordariomycetes;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 172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74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i 175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 176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77</text:p>
          </table:table-cell>
          <table:table-cell office:value-type="string" calcext:value-type="string">
            <text:p>Fungi;Ascomycota;Sordariomycetes;Microascales;Microascaceae;Microasc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178</text:p>
          </table:table-cell>
          <table:table-cell office:value-type="string" calcext:value-type="string">
            <text:p>Fungi;Ascomycota;Sordariomycetes;Pisorisporiales;Pisorisporiales_fam_Incertae_sedis;Brocchiosphaer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179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i 181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 184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i 185</text:p>
          </table:table-cell>
          <table:table-cell office:value-type="string" calcext:value-type="string">
            <text:p>Fungi;Ascomycota;Sordariomycetes;Hypocreales;Nectriaceae;Fusar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 186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i 187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88</text:p>
          </table:table-cell>
          <table:table-cell office:value-type="string" calcext:value-type="string">
            <text:p>Fungi;Ascomycota;Ascomycota_cls_Incertae_sedis;Ascomycota_ord_Incertae_sedis;Ascomycota_fam_Incertae_sedis;Ascomycota_gen_Incertae_sedis;Ascomycot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189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190</text:p>
          </table:table-cell>
          <table:table-cell office:value-type="string" calcext:value-type="string">
            <text:p>Fungi;Ascomycota;Sordariomycetes;Hypocreales;Nectriaceae;Fusarium;;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i 191</text:p>
          </table:table-cell>
          <table:table-cell office:value-type="string" calcext:value-type="string">
            <text:p>Fungi;Ascomycota;Sordariomycetes;Hypocreales;Ophiocordycipit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192</text:p>
          </table:table-cell>
          <table:table-cell office:value-type="string" calcext:value-type="string">
            <text:p>Fungi;Ascomycota;Sordariomycetes;Hypocreales;;;;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i 193</text:p>
          </table:table-cell>
          <table:table-cell office:value-type="string" calcext:value-type="string">
            <text:p>Fungi;Ascomycota;Sordariomycetes;Hypocre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195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i 199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200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01</text:p>
          </table:table-cell>
          <table:table-cell office:value-type="string" calcext:value-type="string">
            <text:p>Fungi;Ascomycota;Sordariomycetes;Microascales;Microascaceae;;;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203</text:p>
          </table:table-cell>
          <table:table-cell office:value-type="string" calcext:value-type="string">
            <text:p>Fungi;Ascomycota;Sordariomycetes;Hypocreales;Clavicipitaceae;Metapochonia;;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04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05</text:p>
          </table:table-cell>
          <table:table-cell office:value-type="string" calcext:value-type="string">
            <text:p>Fungi;Ascomycota;Sordariomycetes;Hypocreales;Bionect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 206</text:p>
          </table:table-cell>
          <table:table-cell office:value-type="string" calcext:value-type="string">
            <text:p>Fungi;Ascomycota;Sordariomycetes;;;;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207</text:p>
          </table:table-cell>
          <table:table-cell office:value-type="string" calcext:value-type="string">
            <text:p>Fungi;Ascomycota;Sordariomycetes;;;;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208</text:p>
          </table:table-cell>
          <table:table-cell office:value-type="string" calcext:value-type="string">
            <text:p>Fungi;Ascomycota;Sordariomycetes;Hypocreales;Clavicipitaceae;;;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09</text:p>
          </table:table-cell>
          <table:table-cell office:value-type="string" calcext:value-type="string">
            <text:p>Fungi;Ascomycota;Sordariomycetes;Hypocreales;Stachybotry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10</text:p>
          </table:table-cell>
          <table:table-cell office:value-type="string" calcext:value-type="string">
            <text:p>Fungi;Ascomycota;Sordariomycetes;Atractosporales;Atractosporaceae;Atractospora;Atractospora_sp;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11</text:p>
          </table:table-cell>
          <table:table-cell office:value-type="string" calcext:value-type="string">
            <text:p>Fungi;Ascomycota;Sordariomycetes;Hypocreales;Hypocreaceae;Trichoderma;;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 212</text:p>
          </table:table-cell>
          <table:table-cell office:value-type="string" calcext:value-type="string">
            <text:p>Fungi;Ascomycota;Sordariomycetes;Hypocre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13</text:p>
          </table:table-cell>
          <table:table-cell office:value-type="string" calcext:value-type="string">
            <text:p>Fungi;Ascomycota;Sordariomycetes;Hypocreales;Hypocreaceae;Trichoderma;;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 214</text:p>
          </table:table-cell>
          <table:table-cell office:value-type="string" calcext:value-type="string">
            <text:p>Fungi;Ascomycota;Sordariomycetes;Hypocreales;Hypocreaceae;Trichoderma;Trichoderma_asperellum;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 215</text:p>
          </table:table-cell>
          <table:table-cell office:value-type="string" calcext:value-type="string">
            <text:p>Fungi;Ascomycota;Sordariomycetes;Hypocreales;Bionectria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 216</text:p>
          </table:table-cell>
          <table:table-cell office:value-type="string" calcext:value-type="string">
            <text:p>Fungi;Ascomycota;Sordariomycetes;Hypocreales;Nect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217</text:p>
          </table:table-cell>
          <table:table-cell office:value-type="string" calcext:value-type="string">
            <text:p>Fungi;Ascomycota;Sordariomycetes;Hypocreales;Hypocreaceae;Sphaerostilbella;;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18</text:p>
          </table:table-cell>
          <table:table-cell office:value-type="string" calcext:value-type="string">
            <text:p>Fungi;Ascomycota;Sordariomycetes;Hypocreales;Hypocreaceae;Trichoderma;;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20</text:p>
          </table:table-cell>
          <table:table-cell office:value-type="string" calcext:value-type="string">
            <text:p>Fungi;Ascomycota;Sordariomycetes;Hypocreales;Hypocreaceae;Trichoderm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 221</text:p>
          </table:table-cell>
          <table:table-cell office:value-type="string" calcext:value-type="string">
            <text:p>Fungi;Ascomycota;Sordariomycetes;Hypocreales;Clavicipitaceae;Clavicipitaceae_gen_Incertae_sedis;Clavicipitaceae_sp;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22</text:p>
          </table:table-cell>
          <table:table-cell office:value-type="string" calcext:value-type="string">
            <text:p>Fungi;Ascomycota;Sordariomycetes;Hypocreales;Hypocreaceae;Trichoderma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24</text:p>
          </table:table-cell>
          <table:table-cell office:value-type="string" calcext:value-type="string">
            <text:p>Fungi;Ascomycota;Sordariomycetes;Hypocreales;Nectriaceae;Fusarium;;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i 225</text:p>
          </table:table-cell>
          <table:table-cell office:value-type="string" calcext:value-type="string">
            <text:p>Fungi;Ascomycota;Sordariomycetes;Hypocreales;Nect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 226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i 227</text:p>
          </table:table-cell>
          <table:table-cell office:value-type="string" calcext:value-type="string">
            <text:p>Fungi;Ascomycota;Sordariomycetes;Hypocreales;Nectriaceae;Thelonectria;;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28</text:p>
          </table:table-cell>
          <table:table-cell office:value-type="string" calcext:value-type="string">
            <text:p>Fungi;Ascomycota;Sordariomycetes;Hypocreales;Nectriaceae;Fusarium;;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i 229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 230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231</text:p>
          </table:table-cell>
          <table:table-cell office:value-type="string" calcext:value-type="string">
            <text:p>Fungi;Ascomycota;Sordariomycetes;Hypocreales;Nectriaceae;Paracremonium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32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33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234</text:p>
          </table:table-cell>
          <table:table-cell office:value-type="string" calcext:value-type="string">
            <text:p>Fungi;Ascomycota;Sordariomycetes;Hypocreales;Nectriaceae;;;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35</text:p>
          </table:table-cell>
          <table:table-cell office:value-type="string" calcext:value-type="string">
            <text:p>Fungi;Ascomycota;Sordariomycetes;Hypocreales;Nectriaceae;Fusarium;;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 236</text:p>
          </table:table-cell>
          <table:table-cell office:value-type="string" calcext:value-type="string">
            <text:p>Fungi;Ascomycota;Sordariomycetes;Hypocreales;Nectriaceae;Fusarium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38</text:p>
          </table:table-cell>
          <table:table-cell office:value-type="string" calcext:value-type="string">
            <text:p>Fungi;Ascomycota;Sordariomycetes;Hypocreales;Stachybotryaceae;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239</text:p>
          </table:table-cell>
          <table:table-cell office:value-type="string" calcext:value-type="string">
            <text:p>Fungi;Ascomycota;Sordariomycetes;Hypocre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240</text:p>
          </table:table-cell>
          <table:table-cell office:value-type="string" calcext:value-type="string">
            <text:p>Fungi;Ascomycota;Sordariomycetes;Hypocreales;Hypocre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241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 242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243</text:p>
          </table:table-cell>
          <table:table-cell office:value-type="string" calcext:value-type="string">
            <text:p>Fungi;Ascomycota;Sordariomycetes;Hypocreales;Clavicipit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244</text:p>
          </table:table-cell>
          <table:table-cell office:value-type="string" calcext:value-type="string">
            <text:p>Fungi;Ascomycota;Sordariomycetes;Hypocreales;Nectriaceae;Volutella;;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45</text:p>
          </table:table-cell>
          <table:table-cell office:value-type="string" calcext:value-type="string">
            <text:p>Fungi;Ascomycota;Sordariomycetes;Hypocreales;Nectriaceae;Thelonectria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46</text:p>
          </table:table-cell>
          <table:table-cell office:value-type="string" calcext:value-type="string">
            <text:p>Fungi;Ascomycota;Sordariomycetes;Hypocreales;Clavicipitaceae;;;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47</text:p>
          </table:table-cell>
          <table:table-cell office:value-type="string" calcext:value-type="string">
            <text:p>Fungi;Ascomycota;Sordariomycetes;Hypocreales;Clavicipitaceae;Metapochonia;;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48</text:p>
          </table:table-cell>
          <table:table-cell office:value-type="string" calcext:value-type="string">
            <text:p>Fungi;Ascomycota;Sordariomycetes;Chaetosphaeriales;Chaetosphaeriaceae;Sporoschisma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49</text:p>
          </table:table-cell>
          <table:table-cell office:value-type="string" calcext:value-type="string">
            <text:p>Fungi;Ascomycota;Sordariomycetes;Savoryellales;Savoryellaceae;Dematiosporium;Dematiosporium_sp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51</text:p>
          </table:table-cell>
          <table:table-cell office:value-type="string" calcext:value-type="string">
            <text:p>Fungi;Ascomycota;Sordariomycetes;Savoryellales;Savoryellaceae;Dematiosporium;Dematiosporium_sp;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 254</text:p>
          </table:table-cell>
          <table:table-cell office:value-type="string" calcext:value-type="string">
            <text:p>Fungi;Ascomycota;Sordariomycetes;Sordariales;Chaetom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255</text:p>
          </table:table-cell>
          <table:table-cell office:value-type="string" calcext:value-type="string">
            <text:p>Fungi;Ascomycota;Sordariomycetes;Sordariomycetes_ord_Incertae_sedis;Sordariomycetes_fam_Incertae_sedis;Sordariomycetes_gen_Incertae_sedis;Sordariomycet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256</text:p>
          </table:table-cell>
          <table:table-cell office:value-type="string" calcext:value-type="string">
            <text:p>Fungi;Ascomycota;Sordariomycetes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257</text:p>
          </table:table-cell>
          <table:table-cell office:value-type="string" calcext:value-type="string">
            <text:p>Fungi;Ascomycota;Sordariomycetes;Glomerellales;Plectospha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258</text:p>
          </table:table-cell>
          <table:table-cell office:value-type="string" calcext:value-type="string">
            <text:p>Fungi;Ascomycota;Sordariomycetes;Hypocreales;Bionect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259</text:p>
          </table:table-cell>
          <table:table-cell office:value-type="string" calcext:value-type="string">
            <text:p>Fungi;Ascomycota;Sordariomycetes;Hypocreales;Bionectriaceae;Acremon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60</text:p>
          </table:table-cell>
          <table:table-cell office:value-type="string" calcext:value-type="string">
            <text:p>Fungi;Ascomycota;Sordariomycetes;Hypocreales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261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62</text:p>
          </table:table-cell>
          <table:table-cell office:value-type="string" calcext:value-type="string">
            <text:p>Fungi;Ascomycota;Sordariomycetes;Glomerellales;Glomerellaceae;Colletotrichum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63</text:p>
          </table:table-cell>
          <table:table-cell office:value-type="string" calcext:value-type="string">
            <text:p>Fungi;Ascomycota;Sordariomycetes;Hypocreales;Bionectr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265</text:p>
          </table:table-cell>
          <table:table-cell office:value-type="string" calcext:value-type="string">
            <text:p>Fungi;Ascomycota;Ascomycota_cls_Incertae_sedis;Ascomycota_ord_Incertae_sedis;Ascomycota_fam_Incertae_sedis;Ascomycota_gen_Incertae_sedis;Asc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66</text:p>
          </table:table-cell>
          <table:table-cell office:value-type="string" calcext:value-type="string">
            <text:p>Fungi;Ascomycota;Sordariomycetes;Hypocreales;Stachybotry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267</text:p>
          </table:table-cell>
          <table:table-cell office:value-type="string" calcext:value-type="string">
            <text:p>Fungi;Ascomycota;Sordariomycetes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268</text:p>
          </table:table-cell>
          <table:table-cell office:value-type="string" calcext:value-type="string">
            <text:p>Fungi;Ascomycota;Sordariomycetes;Glomerell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 269</text:p>
          </table:table-cell>
          <table:table-cell office:value-type="string" calcext:value-type="string">
            <text:p>Fungi;Ascomycota;Sordariomycetes;Chaetosphaeriales;Chaetosphaeriaceae;Chaetosphaeria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 270</text:p>
          </table:table-cell>
          <table:table-cell office:value-type="string" calcext:value-type="string">
            <text:p>Fungi;Ascomycota;Sordariomycetes;Chaetosphaeriales;Chaetosphaeriaceae;Sporoschisma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71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273</text:p>
          </table:table-cell>
          <table:table-cell office:value-type="string" calcext:value-type="string">
            <text:p>Fungi;Ascomycota;Sordariomycetes;Hypocreales;Hypocreales_fam_Incertae_sedis;Hypocreales_gen_Incertae_sedis;Hypocreales_sp;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 275</text:p>
          </table:table-cell>
          <table:table-cell office:value-type="string" calcext:value-type="string">
            <text:p>Fungi;Ascomycota;Sordariomycetes;Sordariales;Lasiosphaeriaceae;;;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i 276</text:p>
          </table:table-cell>
          <table:table-cell office:value-type="string" calcext:value-type="string">
            <text:p>Fungi;Ascomycota;Sordariomycetes;Sordar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277</text:p>
          </table:table-cell>
          <table:table-cell office:value-type="string" calcext:value-type="string">
            <text:p>Fungi;Ascomycota;Sordariomycetes;Hypocre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278</text:p>
          </table:table-cell>
          <table:table-cell office:value-type="string" calcext:value-type="string">
            <text:p>Fungi;Ascomycota;Sordariomycetes;Xylariales;;;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0</text:p>
          </table:table-cell>
          <table:table-cell office:value-type="string" calcext:value-type="string">
            <text:p>Fungi;Ascomycota;Sordariomycetes;Hypocreales;Bionectriaceae;;;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1</text:p>
          </table:table-cell>
          <table:table-cell office:value-type="string" calcext:value-type="string">
            <text:p>Fungi;Ascomycota;Sordariomycetes;Hypocreales;;;;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2</text:p>
          </table:table-cell>
          <table:table-cell office:value-type="string" calcext:value-type="string">
            <text:p>Fungi;Ascomycota;Sordariomycetes;Hypocreales;Cordycipitaceae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3</text:p>
          </table:table-cell>
          <table:table-cell office:value-type="string" calcext:value-type="string">
            <text:p>Fungi;Ascomycota;Sordariomycetes;Hypocreales;Cordycipitaceae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4</text:p>
          </table:table-cell>
          <table:table-cell office:value-type="string" calcext:value-type="string">
            <text:p>Fungi;Ascomycota;Sordariomycetes;Hypocreales;Cordycipitaceae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86</text:p>
          </table:table-cell>
          <table:table-cell office:value-type="string" calcext:value-type="string">
            <text:p>Fungi;Ascomycota;Sordariomycetes;Diaporthales;Diaporthaceae;Diaporthe;;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288</text:p>
          </table:table-cell>
          <table:table-cell office:value-type="string" calcext:value-type="string">
            <text:p>Fungi;Ascomycota;Dothideomycetes;Dothideomycetes_ord_Incertae_sedis;Eremomycetaceae;Arthrographis;Arthrographis_kalr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91</text:p>
          </table:table-cell>
          <table:table-cell office:value-type="string" calcext:value-type="string">
            <text:p>Fungi;Basidiomycota;Tremellomycetes;Cystofilobasidiales;Cystofilobasidiaceae;Cystofilobasidium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292</text:p>
          </table:table-cell>
          <table:table-cell office:value-type="string" calcext:value-type="string">
            <text:p>Fungi;Basidiomycota;Tremellomycetes;Cystofilobasidiales;Mrakiaceae;Tausonia;;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 294</text:p>
          </table:table-cell>
          <table:table-cell office:value-type="string" calcext:value-type="string">
            <text:p>Fungi;Rozellomycota;Rozellomycotina_cls_Incertae_sedis;GS07;GS07_fam_Incertae_sedis;GS07_gen_Incertae_sedis;GS07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296</text:p>
          </table:table-cell>
          <table:table-cell office:value-type="string" calcext:value-type="string">
            <text:p>Fungi;Ascomycota;Pezizomycetes;Pezizales;Ascobolaceae;Ascobolus;Ascobolu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298</text:p>
          </table:table-cell>
          <table:table-cell office:value-type="string" calcext:value-type="string">
            <text:p>Fungi;Ascomycota;Pezizomycetes;Pezizales;Pseudombrophi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 299</text:p>
          </table:table-cell>
          <table:table-cell office:value-type="string" calcext:value-type="string">
            <text:p>Fungi;Ascomycota;Leotiomycetes;Helotiales;Hyaloscyphaceae;;;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 300</text:p>
          </table:table-cell>
          <table:table-cell office:value-type="string" calcext:value-type="string">
            <text:p>Fungi;Ascomycota;Leotiomycetes;Helotiales;Hyaloscyphaceae;;;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301</text:p>
          </table:table-cell>
          <table:table-cell office:value-type="string" calcext:value-type="string">
            <text:p>Fungi;Glomeromycota;Paraglomeromycetes;Paraglomerales;Paraglomeraceae;Paraglomus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02</text:p>
          </table:table-cell>
          <table:table-cell office:value-type="string" calcext:value-type="string">
            <text:p>Fungi;Ascomycota;Pezizomycetes;Pezizales;Pyronemataceae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03</text:p>
          </table:table-cell>
          <table:table-cell office:value-type="string" calcext:value-type="string">
            <text:p>Fungi;Ascomycota;Pezizomycetes;Pezizales;Pyronemata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04</text:p>
          </table:table-cell>
          <table:table-cell office:value-type="string" calcext:value-type="string">
            <text:p>Fungi;Ascomycota;Pezizomycetes;Pezizales;Pyronemataceae;Scutellinia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06</text:p>
          </table:table-cell>
          <table:table-cell office:value-type="string" calcext:value-type="string">
            <text:p>Fungi;Ascomycota;Pezizomycetes;Pezizales;Pezizaceae;Pezizaceae_gen_Incertae_sedis;Pezizaceae_sp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07</text:p>
          </table:table-cell>
          <table:table-cell office:value-type="string" calcext:value-type="string">
            <text:p>Fungi;Ascomycota;Leotiomycetes;Thelebolales;Pseudeurotiaceae;;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 308</text:p>
          </table:table-cell>
          <table:table-cell office:value-type="string" calcext:value-type="string">
            <text:p>Fungi;Ascomycota;Leotiomycetes;;;;;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12</text:p>
          </table:table-cell>
          <table:table-cell office:value-type="string" calcext:value-type="string">
            <text:p>Fungi;Ascomycota;Dothideomycetes;Dothideales;Saccotheciaceae;Aureobasidium;;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i 313</text:p>
          </table:table-cell>
          <table:table-cell office:value-type="string" calcext:value-type="string">
            <text:p>Fungi;Ascomycota;Leotiomycetes;Leotiales;Tympanid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314</text:p>
          </table:table-cell>
          <table:table-cell office:value-type="string" calcext:value-type="string">
            <text:p>Fungi;Ascomycota;Dothideomycetes;Dothideomycetes_ord_Incertae_sedis;Dothideomycetes_fam_Incertae_sedis;Dothideomycetes_gen_Incertae_sedis;Dothideomycetes_sp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15</text:p>
          </table:table-cell>
          <table:table-cell office:value-type="string" calcext:value-type="string">
            <text:p>Fungi;Ascomycota;Leotiomycetes;Leotiales;Leotiales_fam_Incertae_sedis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16</text:p>
          </table:table-cell>
          <table:table-cell office:value-type="string" calcext:value-type="string">
            <text:p>Fungi;Ascomycota;Eurotiomycetes;Chaetothyriales;Herpotrichiellaceae;Cladophialophora;Cladophialophor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17</text:p>
          </table:table-cell>
          <table:table-cell office:value-type="string" calcext:value-type="string">
            <text:p>Fungi;Ascomycota;Eurotiomycetes;Chaetothyriales;Herpotrichiellaceae;Cladophialophora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 318</text:p>
          </table:table-cell>
          <table:table-cell office:value-type="string" calcext:value-type="string">
            <text:p>Fungi;Ascomycota;Eurotiomycetes;Chaetothyriales;Herpotrichiellaceae;Cladophialophora;Cladophialophor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19</text:p>
          </table:table-cell>
          <table:table-cell office:value-type="string" calcext:value-type="string">
            <text:p>Fungi;Ascomycota;Eurotiomycetes;Chaetothyriales;Herpotrichiellaceae;;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21</text:p>
          </table:table-cell>
          <table:table-cell office:value-type="string" calcext:value-type="string">
            <text:p>Fungi;Basidiomycota;Tremellomycetes;Tremellales;Rhynchogastremaceae;Papiliotrema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23</text:p>
          </table:table-cell>
          <table:table-cell office:value-type="string" calcext:value-type="string">
            <text:p>Fungi;Ascomycota;Eurotiomycetes;Onygenales;Onygen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25</text:p>
          </table:table-cell>
          <table:table-cell office:value-type="string" calcext:value-type="string">
            <text:p>Fungi;Ascomycota;Eurotiomycetes;Onygenales;Onygen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 326</text:p>
          </table:table-cell>
          <table:table-cell office:value-type="string" calcext:value-type="string">
            <text:p>Fungi;Ascomycota;Leotiomycetes;Thelebolales;Pseudeurotiaceae;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27</text:p>
          </table:table-cell>
          <table:table-cell office:value-type="string" calcext:value-type="string">
            <text:p>Fungi;Rozellomycota;Rozellomycotina_cls_Incertae_sedis;GS08;GS08_fam_Incertae_sedis;GS08_gen_Incertae_sedis;GS08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30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36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337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39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 341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342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44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54</text:p>
          </table:table-cell>
          <table:table-cell office:value-type="string" calcext:value-type="string">
            <text:p>Fungi;Ascomycota;Saccharomycetes;Saccharomycetales;Trichomonascaceae;Blastobotry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355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356</text:p>
          </table:table-cell>
          <table:table-cell office:value-type="string" calcext:value-type="string">
            <text:p>Fungi;Ascomycota;Saccharomycetes;Saccharomycetales;Saccharomycetales_fam_Incertae_sedis;Saccharomycetales_gen_Incertae_sedis;Saccharomycetales_sp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 358</text:p>
          </table:table-cell>
          <table:table-cell office:value-type="string" calcext:value-type="string">
            <text:p>Fungi;Basidiomycota;Agaricomycetes;Boletales;Rhizopogonaceae;Rhizopogon;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60</text:p>
          </table:table-cell>
          <table:table-cell office:value-type="string" calcext:value-type="string">
            <text:p>Fungi;Basidiomycota;Agaricomycetes;Trechisporales;;;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62</text:p>
          </table:table-cell>
          <table:table-cell office:value-type="string" calcext:value-type="string">
            <text:p>Fungi;Ascomycota;Ascomycota_cls_Incertae_sedis;Ascomycota_ord_Incertae_sedis;Ascomycota_fam_Incertae_sedis;Ascomycota_gen_Incertae_sedis;Asc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 363</text:p>
          </table:table-cell>
          <table:table-cell office:value-type="string" calcext:value-type="string">
            <text:p>Fungi;Ascomycota;Saccharomycetes;Saccharomycetales;Trichomonascaceae;Sugiyama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64</text:p>
          </table:table-cell>
          <table:table-cell office:value-type="string" calcext:value-type="string">
            <text:p>Fungi;Ascomycota;Eurotiomycetes;Chaetothyriales;Herpotrichiellaceae;Veronaea;Veronae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65</text:p>
          </table:table-cell>
          <table:table-cell office:value-type="string" calcext:value-type="string">
            <text:p>Fungi;Ascomycota;Eurotiomycetes;Chaetothyriales;Herpotrichiellaceae;Exophiala;;</text:p>
          </table:table-cell>
          <table:table-cell office:value-type="float" office:value="9" calcext:value-type="float">
            <text:p>9</text:p>
          </table:table-cell>
          <table:table-cell office:value-type="float" office:value="895" calcext:value-type="float">
            <text:p>8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 367</text:p>
          </table:table-cell>
          <table:table-cell office:value-type="string" calcext:value-type="string">
            <text:p>Fungi;Ascomycota;Eurotiomycetes;Chaetothyriales;Herpotrichiellaceae;Cladophialophora;Cladophialophora_sp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368</text:p>
          </table:table-cell>
          <table:table-cell office:value-type="string" calcext:value-type="string">
            <text:p>Fungi;Ascomycota;Eurotiomycetes;Chaetothyriales;Herpotrichiellaceae;Cladophialophora;Cladophialophor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 369</text:p>
          </table:table-cell>
          <table:table-cell office:value-type="string" calcext:value-type="string">
            <text:p>Fungi;Ascomycota;Eurotiomycetes;Chaetothyriales;Herpotrichiellaceae;Cladophialophora;Cladophialophor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70</text:p>
          </table:table-cell>
          <table:table-cell office:value-type="string" calcext:value-type="string">
            <text:p>Fungi;Ascomycota;Eurotiomycetes;Chaetothyriales;Herpotrichiellaceae;Exophiala;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71</text:p>
          </table:table-cell>
          <table:table-cell office:value-type="string" calcext:value-type="string">
            <text:p>Fungi;Ascomycota;Eurotiomycetes;Chaetothyriales;Herpotrichiellaceae;Exophia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372</text:p>
          </table:table-cell>
          <table:table-cell office:value-type="string" calcext:value-type="string">
            <text:p>Fungi;Basidiomycota;Agaricomycetes;Russulales;Peniophoraceae;Peniophora;Peniophor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373</text:p>
          </table:table-cell>
          <table:table-cell office:value-type="string" calcext:value-type="string">
            <text:p>Fungi;Basidiomycota;Agaricomycetes;Sebacinales;Sebacinaceae;Sebacina;Sebacina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74</text:p>
          </table:table-cell>
          <table:table-cell office:value-type="string" calcext:value-type="string">
            <text:p>Fungi;Basidiomycota;Agaricomycetes;Trechisporales;Hydnodontaceae;Subulicystid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 375</text:p>
          </table:table-cell>
          <table:table-cell office:value-type="string" calcext:value-type="string">
            <text:p>Fungi;Basidiomycota;Agaricomycetes;Trechisporales;Hydnodontaceae;Subulicystid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 377</text:p>
          </table:table-cell>
          <table:table-cell office:value-type="string" calcext:value-type="string">
            <text:p>Fungi;Ascomycota;Leotiomycetes;Helotiales;Hyaloscyphaceae;;;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78</text:p>
          </table:table-cell>
          <table:table-cell office:value-type="string" calcext:value-type="string">
            <text:p>Fungi;Ascomycota;GS37;GS37_ord_Incertae_sedis;GS37_fam_Incertae_sedis;GS37_gen_Incertae_sedis;GS37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79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380</text:p>
          </table:table-cell>
          <table:table-cell office:value-type="string" calcext:value-type="string">
            <text:p>Fungi;Ascomycota;Pezizomycetes;Pezizales;Pezizaceae;Peziz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 381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82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 383</text:p>
          </table:table-cell>
          <table:table-cell office:value-type="string" calcext:value-type="string">
            <text:p>Fungi;Basidiomycota;Agaricomycetes;Thelephorales;Thelephoraceae;Polyozellus;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84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 385</text:p>
          </table:table-cell>
          <table:table-cell office:value-type="string" calcext:value-type="string">
            <text:p>Fungi;Basidiomycota;Cystobasidiomycetes;Cystobasidiomycetes_ord_Incertae_sedi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87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388</text:p>
          </table:table-cell>
          <table:table-cell office:value-type="string" calcext:value-type="string">
            <text:p>Fungi;Basidiomycota;Agaricomycetes;Cantharellales;Botryobasidiaceae;Botryobasidium;;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90</text:p>
          </table:table-cell>
          <table:table-cell office:value-type="string" calcext:value-type="string">
            <text:p>Fungi;Basidiomycota;Agaricomycetes;Agaricales;Psathyrellaceae;Psathyrella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91</text:p>
          </table:table-cell>
          <table:table-cell office:value-type="string" calcext:value-type="string">
            <text:p>Fungi;Basidiomycota;Agaricomycetes;Agaricales;Psathyrellaceae;Psathyrella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92</text:p>
          </table:table-cell>
          <table:table-cell office:value-type="string" calcext:value-type="string">
            <text:p>Fungi;Basidiomycota;Agaricomycetes;Sebacinales;Serendipit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393</text:p>
          </table:table-cell>
          <table:table-cell office:value-type="string" calcext:value-type="string">
            <text:p>Fungi;Basidiomycota;Tremellomycetes;Filobasidiales;Filobasidiaceae;Naganishi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394</text:p>
          </table:table-cell>
          <table:table-cell office:value-type="string" calcext:value-type="string">
            <text:p>Fungi;Basidiomycota;Agaricomycetes;Cantharellales;Hydnaceae;Sistotrema;Sistotrema_sp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395</text:p>
          </table:table-cell>
          <table:table-cell office:value-type="string" calcext:value-type="string">
            <text:p>Fungi;Basidiomycota;Tremellomycetes;Filobasidiales;Filobasidiaceae;Naganishia;Naganishia_albida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396</text:p>
          </table:table-cell>
          <table:table-cell office:value-type="string" calcext:value-type="string">
            <text:p>Fungi;Basidiomycota;Tremellomycetes;;;;;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 398</text:p>
          </table:table-cell>
          <table:table-cell office:value-type="string" calcext:value-type="string">
            <text:p>Fungi;Basidiomycota;Cystobasidiomycetes;Cystobasidiales;Cystobasid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399</text:p>
          </table:table-cell>
          <table:table-cell office:value-type="string" calcext:value-type="string">
            <text:p>Fungi;Ascomycota;Saccharomycetes;Saccharomycetales;Lipomycetaceae;;;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04</text:p>
          </table:table-cell>
          <table:table-cell office:value-type="string" calcext:value-type="string">
            <text:p>Fungi;Ascomycota;Saccharomycetes;Saccharomycetales;Lipomycet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 405</text:p>
          </table:table-cell>
          <table:table-cell office:value-type="string" calcext:value-type="string">
            <text:p>Fungi;Basidiomycota;Agaricomycetes;Cantharellales;Hydnaceae;Sistotrema;Sistotrem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406</text:p>
          </table:table-cell>
          <table:table-cell office:value-type="string" calcext:value-type="string">
            <text:p>Fungi;Basidiomycota;Agaricomycetes;Sebacinales;Sebacinaceae;Sebacina;Sebacin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408</text:p>
          </table:table-cell>
          <table:table-cell office:value-type="string" calcext:value-type="string">
            <text:p>Fungi;Ascomycota;Dothideomycetes;Venturiales;Venturiaceae;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09</text:p>
          </table:table-cell>
          <table:table-cell office:value-type="string" calcext:value-type="string">
            <text:p>Fungi;Ascomycota;Dothideomycetes;Pleosporales;;;;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10</text:p>
          </table:table-cell>
          <table:table-cell office:value-type="string" calcext:value-type="string">
            <text:p>Fungi;Basidiomycota;Tremellomycetes;Trichosporonales;Tetragoniomycetaceae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16</text:p>
          </table:table-cell>
          <table:table-cell office:value-type="string" calcext:value-type="string">
            <text:p>Fungi;;;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20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421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26</text:p>
          </table:table-cell>
          <table:table-cell office:value-type="string" calcext:value-type="string">
            <text:p>Fungi;Ascomycota;Dothideomycetes;Muyocopronales;Muyocopronaceae;Leptodiscella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27</text:p>
          </table:table-cell>
          <table:table-cell office:value-type="string" calcext:value-type="string">
            <text:p>Fungi;Ascomycota;Dothideomycetes;Muyocopronales;Muyocopronaceae;Leptodiscella;;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28</text:p>
          </table:table-cell>
          <table:table-cell office:value-type="string" calcext:value-type="string">
            <text:p>Fungi;Ascomycota;Leotiomycetes;Helotiales;Mollisiaceae;;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429</text:p>
          </table:table-cell>
          <table:table-cell office:value-type="string" calcext:value-type="string">
            <text:p>Fungi;Ascomycota;Dothideomycetes;Pleosporales;Dictyosporiaceae;Dictyospor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 430</text:p>
          </table:table-cell>
          <table:table-cell office:value-type="string" calcext:value-type="string">
            <text:p>Fungi;Ascomycota;Dothideomycetes;Pleosporales;Dictyosporiaceae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 431</text:p>
          </table:table-cell>
          <table:table-cell office:value-type="string" calcext:value-type="string">
            <text:p>Fungi;Basidiomycota;Agaricomycetes;Thelephorales;Thelephoraceae;;;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32</text:p>
          </table:table-cell>
          <table:table-cell office:value-type="string" calcext:value-type="string">
            <text:p>Fungi;Ascomycota;Leotiomycetes;Helotiales;Pezizellaceae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33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34</text:p>
          </table:table-cell>
          <table:table-cell office:value-type="string" calcext:value-type="string">
            <text:p>Fungi;Ascomycota;Leotiomycetes;Helot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435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37</text:p>
          </table:table-cell>
          <table:table-cell office:value-type="string" calcext:value-type="string">
            <text:p>Fungi;Ascomycota;Leotiomycetes;Helotiales;Hyaloscyphaceae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39</text:p>
          </table:table-cell>
          <table:table-cell office:value-type="string" calcext:value-type="string">
            <text:p>Fungi;Ascomycota;Leotiomycetes;Heloti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440</text:p>
          </table:table-cell>
          <table:table-cell office:value-type="string" calcext:value-type="string">
            <text:p>Fungi;Ascomycota;Dothideomycetes;Dothideomycetes_ord_Incertae_sedis;Dothideomycetes_fam_Incertae_sedis;Halokirschsteiniothelia;Halokirschsteiniotheli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41</text:p>
          </table:table-cell>
          <table:table-cell office:value-type="string" calcext:value-type="string">
            <text:p>Fungi;Ascomycota;Saccharomycetes;Saccharomycetales;Debaryomyceta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42</text:p>
          </table:table-cell>
          <table:table-cell office:value-type="string" calcext:value-type="string">
            <text:p>Fungi;Ascomycota;Eurotiomycetes;Onygenales;Onygenales_fam_Incertae_sedis;Arthropsis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443</text:p>
          </table:table-cell>
          <table:table-cell office:value-type="string" calcext:value-type="string">
            <text:p>Fungi;Ascomycota;Eurotiomycetes;Onygenales;Gymnoascaceae;;;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445</text:p>
          </table:table-cell>
          <table:table-cell office:value-type="string" calcext:value-type="string">
            <text:p>Fungi;Ascomycota;Eurotiomycetes;Onygenales;Onygenaceae;Keratinophyton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446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47</text:p>
          </table:table-cell>
          <table:table-cell office:value-type="string" calcext:value-type="string">
            <text:p>Fungi;Ascomycota;Dothideomycetes;Pleosporales;Latoru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49</text:p>
          </table:table-cell>
          <table:table-cell office:value-type="string" calcext:value-type="string">
            <text:p>Fungi;Mucoromycota;Umbelopsidomycetes;Umbelopsidales;Umbelopsidaceae;Umbelopsis;Umbelopsi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451</text:p>
          </table:table-cell>
          <table:table-cell office:value-type="string" calcext:value-type="string">
            <text:p>Fungi;Ascomycota;Orbiliomycetes;Orbiliales;Orbiliaceae;Orbiliaceae_gen_Incertae_sedis;Orbiliaceae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452</text:p>
          </table:table-cell>
          <table:table-cell office:value-type="string" calcext:value-type="string">
            <text:p>Fungi;Mucoromycota;Umbelopsidomycetes;Umbelopsidales;Umbelopsidaceae;Umbelopsis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53</text:p>
          </table:table-cell>
          <table:table-cell office:value-type="string" calcext:value-type="string">
            <text:p>Fungi;Ascomycota;Pezizomycetes;Pezizales;Ascobolaceae;Ascobolaceae_gen_Incertae_sedis;Ascobolaceae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54</text:p>
          </table:table-cell>
          <table:table-cell office:value-type="string" calcext:value-type="string">
            <text:p>Fungi;Ascomycota;Pezizomycetes;Pezizales;Pezizales_fam_Incertae_sedi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455</text:p>
          </table:table-cell>
          <table:table-cell office:value-type="string" calcext:value-type="string">
            <text:p>Fungi;Basidiomycota;Agaricomycetes;Thelephorales;Thelephoraceae;Toment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 456</text:p>
          </table:table-cell>
          <table:table-cell office:value-type="string" calcext:value-type="string">
            <text:p>Fungi;Basidiomycota;Agaricomycetes;Polyporales;Podoscyphaceae;Hypochnicium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57</text:p>
          </table:table-cell>
          <table:table-cell office:value-type="string" calcext:value-type="string">
            <text:p>Fungi;Basidiomycota;Agaricomycetes;Thelephorales;Thelephoraceae;Tomentella;;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59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 460</text:p>
          </table:table-cell>
          <table:table-cell office:value-type="string" calcext:value-type="string">
            <text:p>Fungi;Ascomycota;Pezizomycotina_cls_Incertae_sedis;Pezizomycotina_ord_Incertae_sedis;Pezizomycotina_fam_Incertae_sedis;Triscelophorus;Triscelophorus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61</text:p>
          </table:table-cell>
          <table:table-cell office:value-type="string" calcext:value-type="string">
            <text:p>Fungi;Ascomycota;Eurotiomycetes;Chaetothyriales;Chaetothyriales_fam_Incertae_sedis;Chaetothyriales_gen_Incertae_sedis;Chaetothyriales_sp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63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 464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65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 466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 467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i 469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70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71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 472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 473</text:p>
          </table:table-cell>
          <table:table-cell office:value-type="string" calcext:value-type="string">
            <text:p>Fungi;Ascomycota;Eurotiomycetes;Eurotiales;Trichocom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474</text:p>
          </table:table-cell>
          <table:table-cell office:value-type="string" calcext:value-type="string">
            <text:p>Fungi;Ascomycota;Eurotiomycetes;Eurotiales;Thermoascaceae;Paecilomyc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475</text:p>
          </table:table-cell>
          <table:table-cell office:value-type="string" calcext:value-type="string">
            <text:p>Fungi;Ascomycota;Eurotiomycetes;Eurotiales;Trichocomaceae;Rasamsoni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476</text:p>
          </table:table-cell>
          <table:table-cell office:value-type="string" calcext:value-type="string">
            <text:p>Fungi;Ascomycota;Eurotiomycetes;Eurotiales;Trichocomaceae;Rasamsonia;;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479</text:p>
          </table:table-cell>
          <table:table-cell office:value-type="string" calcext:value-type="string">
            <text:p>Fungi;Ascomycota;Eurotiomycetes;Eurotiales;Trichocomaceae;Talaromyc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480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 481</text:p>
          </table:table-cell>
          <table:table-cell office:value-type="string" calcext:value-type="string">
            <text:p>Fungi;Ascomycota;Eurotiomycetes;Eurotiales;Trichocomaceae;Thermomyces;Thermomyces_lanuginos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482</text:p>
          </table:table-cell>
          <table:table-cell office:value-type="string" calcext:value-type="string">
            <text:p>Fungi;Ascomycota;Eurotiomycetes;Eurotiales;Trichocomaceae;;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i 483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484</text:p>
          </table:table-cell>
          <table:table-cell office:value-type="string" calcext:value-type="string">
            <text:p>Fungi;Ascomycota;Eurotiomycetes;Eurotiales;Trichocomaceae;Talaromyces;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 485</text:p>
          </table:table-cell>
          <table:table-cell office:value-type="string" calcext:value-type="string">
            <text:p>Fungi;Ascomycota;Eurotiomycetes;Eurotiales;Trichocomaceae;Talaromyces;;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86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 487</text:p>
          </table:table-cell>
          <table:table-cell office:value-type="string" calcext:value-type="string">
            <text:p>Fungi;Ascomycota;Eurotiomycetes;Eurotiales;;;;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 488</text:p>
          </table:table-cell>
          <table:table-cell office:value-type="string" calcext:value-type="string">
            <text:p>Fungi;Ascomycota;Eurotiomycetes;Eurotiales;Aspergi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489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490</text:p>
          </table:table-cell>
          <table:table-cell office:value-type="string" calcext:value-type="string">
            <text:p>Fungi;Ascomycota;Eurotiomycetes;Eurotiales;Trichocomaceae;Talaromyces;;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05</text:p>
          </table:table-cell>
          <table:table-cell office:value-type="string" calcext:value-type="string">
            <text:p>Fungi;Ascomycota;Eurotiomycetes;Eurotiales;Trichocomaceae;Talaromyces;Talaromyces_tiftonensis;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06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office:value-type="float" office:value="13293" calcext:value-type="float">
            <text:p>13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07</text:p>
          </table:table-cell>
          <table:table-cell office:value-type="string" calcext:value-type="string">
            <text:p>Fungi;Ascomycota;Eurotiomycetes;Eurotiales;Aspergillaceae;;;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08</text:p>
          </table:table-cell>
          <table:table-cell office:value-type="string" calcext:value-type="string">
            <text:p>Fungi;Ascomycota;Eurotiomycetes;Eurotiales;Aspergillaceae;Aspergillus;;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09</text:p>
          </table:table-cell>
          <table:table-cell office:value-type="string" calcext:value-type="string">
            <text:p>Fungi;Ascomycota;Eurotiomycetes;Eurotiales;Aspergillaceae;Aspergillus;Aspergillus_japonicus;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16</text:p>
          </table:table-cell>
          <table:table-cell office:value-type="string" calcext:value-type="string">
            <text:p>Fungi;Ascomycota;Eurotiomycetes;Eurotiales;Aspergillaceae;;;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0</text:p>
          </table:table-cell>
          <table:table-cell office:value-type="string" calcext:value-type="string">
            <text:p>Fungi;Ascomycota;Eurotiomycetes;Eurotiales;Aspergillaceae;Aspergillus;Aspergillus_japonicus;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1</text:p>
          </table:table-cell>
          <table:table-cell office:value-type="string" calcext:value-type="string">
            <text:p>Fungi;Ascomycota;Eurotiomycetes;Eurotiales;Aspergillaceae;Aspergillus;Aspergillus_japonicus;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2</text:p>
          </table:table-cell>
          <table:table-cell office:value-type="string" calcext:value-type="string">
            <text:p>Fungi;Ascomycota;Eurotiomycetes;Chaetothyriales;Herpotrichiellaceae;Rhinocladiella;Rhinocladiella_sp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3</text:p>
          </table:table-cell>
          <table:table-cell office:value-type="string" calcext:value-type="string">
            <text:p>Fungi;Ascomycota;Eurotiomycetes;Chaetothyriales;Herpotrichiellaceae;;;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5</text:p>
          </table:table-cell>
          <table:table-cell office:value-type="string" calcext:value-type="string">
            <text:p>Fungi;Ascomycota;Eurotiomycetes;Chaetothyriales;Trichomeriaceae;Knufia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26</text:p>
          </table:table-cell>
          <table:table-cell office:value-type="string" calcext:value-type="string">
            <text:p>Fungi;Ascomycota;Leotiomycetes;Helotiales;Helotiales_fam_Incertae_sedis;;;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i 528</text:p>
          </table:table-cell>
          <table:table-cell office:value-type="string" calcext:value-type="string">
            <text:p>Fungi;Ascomycota;Leotiomycetes;Helotiales;Helotiales_fam_Incertae_sedi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i 529</text:p>
          </table:table-cell>
          <table:table-cell office:value-type="string" calcext:value-type="string">
            <text:p>Fungi;Ascomycota;Dothideomycetes;Pleosporales;Occultibambusaceae;;;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530</text:p>
          </table:table-cell>
          <table:table-cell office:value-type="string" calcext:value-type="string">
            <text:p>Fungi;Basidiomycota;Agaricomycetes;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31</text:p>
          </table:table-cell>
          <table:table-cell office:value-type="string" calcext:value-type="string">
            <text:p>Fungi;Ascomycota;Eurotiomycetes;Onygen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 532</text:p>
          </table:table-cell>
          <table:table-cell office:value-type="string" calcext:value-type="string">
            <text:p>Fungi;Ascomycota;Dothideomycetes;Pleosporales;Sporormiaceae;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 539</text:p>
          </table:table-cell>
          <table:table-cell office:value-type="string" calcext:value-type="string">
            <text:p>Fungi;Ascomycota;Leotiomycetes;Helotiales;Ploettneru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 541</text:p>
          </table:table-cell>
          <table:table-cell office:value-type="string" calcext:value-type="string">
            <text:p>Fungi;Mucoromycota;Umbelopsidomycetes;Umbelopsidales;Umbelopsidaceae;Umbelopsis;Umbelopsi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542</text:p>
          </table:table-cell>
          <table:table-cell office:value-type="string" calcext:value-type="string">
            <text:p>Fungi;Basidiomycota;Agaricomycetes;Agaricales;Inocyb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543</text:p>
          </table:table-cell>
          <table:table-cell office:value-type="string" calcext:value-type="string">
            <text:p>Fungi;Ascomycota;Saccharomycetes;Saccharomycetales;Debaryomycetaceae;Debaryomycetaceae_gen_Incertae_sedis;Debaryomycetaceae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i 544</text:p>
          </table:table-cell>
          <table:table-cell office:value-type="string" calcext:value-type="string">
            <text:p>Fungi;Basidiomycota;Agaricomycetes;Thelephorales;Thelephoraceae;;;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45</text:p>
          </table:table-cell>
          <table:table-cell office:value-type="string" calcext:value-type="string">
            <text:p>Fungi;Ascomycota;Saccharomycetes;Saccharomycetales;Saccharomycetales_fam_Incertae_sedis;Saccharomycetales_gen_Incertae_sedis;Saccharomycetales_sp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47</text:p>
          </table:table-cell>
          <table:table-cell office:value-type="string" calcext:value-type="string">
            <text:p>Fungi;Ascomycota;Pezizomycotina_cls_Incertae_sedis;Pezizomycotina_ord_Incertae_sedis;Pezizomycotina_fam_Incertae_sedis;Leucopenicillifer;Leucopenicillifer_sp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48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49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 550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1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2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3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4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5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56</text:p>
          </table:table-cell>
          <table:table-cell office:value-type="string" calcext:value-type="string">
            <text:p>Fungi;Ascomycota;Eurotiomycetes;Eurotiales;Aspergillaceae;Penicillium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557</text:p>
          </table:table-cell>
          <table:table-cell office:value-type="string" calcext:value-type="string">
            <text:p>Fungi;Glomeromycota;Glomeromycetes;Glomerales;Glomeraceae;Glomus;Glomu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558</text:p>
          </table:table-cell>
          <table:table-cell office:value-type="string" calcext:value-type="string">
            <text:p>Fungi;Ascomycota;Dothideomycetes;Venturiales;Sympoventuriaceae;;;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60</text:p>
          </table:table-cell>
          <table:table-cell office:value-type="string" calcext:value-type="string">
            <text:p>Fungi;Ascomycota;Saccharomycetes;Saccharomycetales;Pichiaceae;Pichia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62</text:p>
          </table:table-cell>
          <table:table-cell office:value-type="string" calcext:value-type="string">
            <text:p>Fungi;Ascomycota;Dothideomycetes;Pleosporales;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563</text:p>
          </table:table-cell>
          <table:table-cell office:value-type="string" calcext:value-type="string">
            <text:p>Fungi;Basidiomycota;Agaricomycetes;Cantharellales;Botryobasidiaceae;Botryobasidium;;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64</text:p>
          </table:table-cell>
          <table:table-cell office:value-type="string" calcext:value-type="string">
            <text:p>Fungi;Basidiomycota;Microbotryomycetes;Sporidiobolales;Sporidiobolaceae;Rhodotorula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65</text:p>
          </table:table-cell>
          <table:table-cell office:value-type="string" calcext:value-type="string">
            <text:p>Fungi;Basidiomycota;Agaricomycetes;Thelephorales;Thelephoraceae;Phellodon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 568</text:p>
          </table:table-cell>
          <table:table-cell office:value-type="string" calcext:value-type="string">
            <text:p>Fungi;Basidiomycota;Tremellomycetes;Tremellales;Trimorphomycetaceae;Saitozyma;;</text:p>
          </table:table-cell>
          <table:table-cell office:value-type="float" office:value="81" calcext:value-type="float">
            <text:p>81</text:p>
          </table:table-cell>
          <table:table-cell office:value-type="float" office:value="1574" calcext:value-type="float">
            <text:p>15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i 572</text:p>
          </table:table-cell>
          <table:table-cell office:value-type="string" calcext:value-type="string">
            <text:p>Fungi;Basidiomycota;Microbotryomycetes;Leucosporidiales;Leucosporidiaceae;Leucosporidium;Leucosporidium_s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573</text:p>
          </table:table-cell>
          <table:table-cell office:value-type="string" calcext:value-type="string">
            <text:p>Fungi;Basidiomycota;Microbotryomycetes;Sporidiobolales;Sporidiobolaceae;Rhodotoru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574</text:p>
          </table:table-cell>
          <table:table-cell office:value-type="string" calcext:value-type="string">
            <text:p>Fungi;Basidiomycota;Agaricomycetes;Sebacinales;Serendipitaceae;Serendipita;Serendipit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575</text:p>
          </table:table-cell>
          <table:table-cell office:value-type="string" calcext:value-type="string">
            <text:p>Fungi;Basidiomycota;Tremellomycetes;;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76</text:p>
          </table:table-cell>
          <table:table-cell office:value-type="string" calcext:value-type="string">
            <text:p>Fungi;Basidiomycota;Tremellomycetes;Filobasidiales;Piskurozymaceae;Solicoccozyma;;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577</text:p>
          </table:table-cell>
          <table:table-cell office:value-type="string" calcext:value-type="string">
            <text:p>Fungi;Basidiomycota;Tremellomycetes;Filobasidiales;Piskurozymaceae;Solicoccozyma;;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78</text:p>
          </table:table-cell>
          <table:table-cell office:value-type="string" calcext:value-type="string">
            <text:p>Fungi;Basidiomycota;Tremellomycetes;Holtermanniales;Holtermanniaceae;Holtermannia;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 579</text:p>
          </table:table-cell>
          <table:table-cell office:value-type="string" calcext:value-type="string">
            <text:p>Fungi;Basidiomycota;Tremellomycetes;Trichosporonales;Trichosporonaceae;Cutaneotrichosporon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 580</text:p>
          </table:table-cell>
          <table:table-cell office:value-type="string" calcext:value-type="string">
            <text:p>Fungi;Basidiomycota;Agaricomycetes;Cantharellales;Cantharellales_fam_Incertae_sedis;Cantharellales_gen_Incertae_sedis;Cantharellales_sp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581</text:p>
          </table:table-cell>
          <table:table-cell office:value-type="string" calcext:value-type="string">
            <text:p>Fungi;Basidiomycota;Geminibasidiomycetes;Geminibasidiales;Geminibasidiaceae;Geminibasidium;Geminibasidium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583</text:p>
          </table:table-cell>
          <table:table-cell office:value-type="string" calcext:value-type="string">
            <text:p>Fungi;Basidiomycota;Tremellomycetes;Trichosporonales;Trichosporonaceae;Apiotrichum;;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 584</text:p>
          </table:table-cell>
          <table:table-cell office:value-type="string" calcext:value-type="string">
            <text:p>Fungi;Basidiomycota;Tremellomycetes;Trichosporonales;Trichosporonaceae;;;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 588</text:p>
          </table:table-cell>
          <table:table-cell office:value-type="string" calcext:value-type="string">
            <text:p>Fungi;Basidiomycota;Agaricomycetes;Russulales;Russulaceae;Russula;Russula_sp;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589</text:p>
          </table:table-cell>
          <table:table-cell office:value-type="string" calcext:value-type="string">
            <text:p>Fungi;Basidiomycota;Agaricomycetes;Russulales;Russulaceae;Russula;Russu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590</text:p>
          </table:table-cell>
          <table:table-cell office:value-type="string" calcext:value-type="string">
            <text:p>Fungi;Ascomycota;Pezizomycetes;Pezizales;Ascodesmidaceae;Ascodesmidaceae_gen_Incertae_sedis;Ascodesmidaceae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591</text:p>
          </table:table-cell>
          <table:table-cell office:value-type="string" calcext:value-type="string">
            <text:p>Fungi;Ascomycota;Pezizomycetes;Pezizales;Ascodesmida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 600</text:p>
          </table:table-cell>
          <table:table-cell office:value-type="string" calcext:value-type="string">
            <text:p>Fungi;Fungi_phy_Incertae_sedis;Fungi_cls_Incertae_sedis;Fungi_ord_Incertae_sedis;Fungi_fam_Incertae_sedis;Fungi_gen_Incertae_sedis;Fungi_sp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01</text:p>
          </table:table-cell>
          <table:table-cell office:value-type="string" calcext:value-type="string">
            <text:p>Fungi;Fungi_phy_Incertae_sedis;Fungi_cls_Incertae_sedis;Fungi_ord_Incertae_sedis;Fungi_fam_Incertae_sedis;Fungi_gen_Incertae_sedis;Fungi_sp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02</text:p>
          </table:table-cell>
          <table:table-cell office:value-type="string" calcext:value-type="string">
            <text:p>Fungi;Basidiomycota;Agaricomycetes;Russulales;Russulaceae;Russula;Russula_sp;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03</text:p>
          </table:table-cell>
          <table:table-cell office:value-type="string" calcext:value-type="string">
            <text:p>Fungi;Ascomycota;Dothideomycetes;Pleosporales;Didymosphaeriaceae;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605</text:p>
          </table:table-cell>
          <table:table-cell office:value-type="string" calcext:value-type="string">
            <text:p>Fungi;Basidiomycota;Dacrymycetes;Dacrymycetales;Dacrymycetaceae;Calocera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06</text:p>
          </table:table-cell>
          <table:table-cell office:value-type="string" calcext:value-type="string">
            <text:p>Fungi;Basidiomycota;Agaricomycetes;Agaricales;Inocybaceae;Inocybe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607</text:p>
          </table:table-cell>
          <table:table-cell office:value-type="string" calcext:value-type="string">
            <text:p>Fungi;Basidiomycota;Agaricomycetes;Agaricales;Inocybaceae;Inocybe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 608</text:p>
          </table:table-cell>
          <table:table-cell office:value-type="string" calcext:value-type="string">
            <text:p>Fungi;Basidiomycota;Agaricomycetes;Agaricales;Psathyrellaceae;Parasola;;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09</text:p>
          </table:table-cell>
          <table:table-cell office:value-type="string" calcext:value-type="string">
            <text:p>Fungi;Basidiomycota;Agaricomycetes;Agaricales;Psathyrellaceae;Coprinopsi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610</text:p>
          </table:table-cell>
          <table:table-cell office:value-type="string" calcext:value-type="string">
            <text:p>Fungi;Basidiomycota;Agaricomycetes;Polyporales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612</text:p>
          </table:table-cell>
          <table:table-cell office:value-type="string" calcext:value-type="string">
            <text:p>Fungi;Basidiomycota;Agaricomycetes;Boletales;Sclerodermataceae;Scleroderma;;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13</text:p>
          </table:table-cell>
          <table:table-cell office:value-type="string" calcext:value-type="string">
            <text:p>Fungi;Basidiomycota;Agaricomycetes;Auriculariales;Hyaloriaceae;Hyaloriaceae_gen_Incertae_sedis;Hyaloriaceae_sp;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 614</text:p>
          </table:table-cell>
          <table:table-cell office:value-type="string" calcext:value-type="string">
            <text:p>Fungi;Ascomycota;Dothideomycetes;Dothideomycetes_ord_Incertae_sedis;Eremomycetaceae;Arthrographi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615</text:p>
          </table:table-cell>
          <table:table-cell office:value-type="string" calcext:value-type="string">
            <text:p>Fungi;Basidiomycota;Agaricomycetes;Polyporales;Phanerochaetaceae;;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16</text:p>
          </table:table-cell>
          <table:table-cell office:value-type="string" calcext:value-type="string">
            <text:p>Fungi;Basidiomycota;Agaricomycetes;Polyporales;Irpicaceae;Ceriporia;;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17</text:p>
          </table:table-cell>
          <table:table-cell office:value-type="string" calcext:value-type="string">
            <text:p>Fungi;Basidiomycota;Agaricomycetes;Hymenochaetales;Schizoporaceae;Hyphodontia;;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18</text:p>
          </table:table-cell>
          <table:table-cell office:value-type="string" calcext:value-type="string">
            <text:p>Fungi;Basidiomycota;Agaricomycetes;Boletales;Boletales_fam_Incertae_sedis;Boletales_gen_Incertae_sedis;Boletales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619</text:p>
          </table:table-cell>
          <table:table-cell office:value-type="string" calcext:value-type="string">
            <text:p>Fungi;Glomeromycota;Glomeromycetes;Glomerales;Glomeraceae;Glom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620</text:p>
          </table:table-cell>
          <table:table-cell office:value-type="string" calcext:value-type="string">
            <text:p>Fungi;Basidiomycota;Agaricomycetes;Russulales;Russulaceae;Lactarius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22</text:p>
          </table:table-cell>
          <table:table-cell office:value-type="string" calcext:value-type="string">
            <text:p>Fungi;Ascomycota;Dothideomycetes;Pleosporales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23</text:p>
          </table:table-cell>
          <table:table-cell office:value-type="string" calcext:value-type="string">
            <text:p>Fungi;Ascomycota;Dothideomycetes;Pleosporales;Amorosia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24</text:p>
          </table:table-cell>
          <table:table-cell office:value-type="string" calcext:value-type="string">
            <text:p>Fungi;Basidiomycota;Agaricomycetes;Russulales;Russulaceae;Russula;Russula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25</text:p>
          </table:table-cell>
          <table:table-cell office:value-type="string" calcext:value-type="string">
            <text:p>Fungi;Ascomycota;Dothideomycetes;Pleosporales;Sporormiaceae;Westerdyk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26</text:p>
          </table:table-cell>
          <table:table-cell office:value-type="string" calcext:value-type="string">
            <text:p>Fungi;Ascomycota;Dothideomycetes;Pleosporales;;;;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27</text:p>
          </table:table-cell>
          <table:table-cell office:value-type="string" calcext:value-type="string">
            <text:p>Fungi;Ascomycota;Dothideomycetes;Pleosporales;Sporormiaceae;Preussia;Preussi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i 628</text:p>
          </table:table-cell>
          <table:table-cell office:value-type="string" calcext:value-type="string">
            <text:p>Fungi;Ascomycota;Dothideomycetes;Pleosporales;Sporormiaceae;Preussia;;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 629</text:p>
          </table:table-cell>
          <table:table-cell office:value-type="string" calcext:value-type="string">
            <text:p>Fungi;Ascomycota;Dothideomycetes;Pleosporales;Sporormiaceae;Preussia;;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0</text:p>
          </table:table-cell>
          <table:table-cell office:value-type="string" calcext:value-type="string">
            <text:p>Fungi;Basidiomycota;Agaricomycetes;Russulales;Russulaceae;Russula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1</text:p>
          </table:table-cell>
          <table:table-cell office:value-type="string" calcext:value-type="string">
            <text:p>Fungi;Ascomycota;Pezizomycetes;Pezizales;Tuberaceae;Tuber;Tuber_rufum;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2</text:p>
          </table:table-cell>
          <table:table-cell office:value-type="string" calcext:value-type="string">
            <text:p>Fungi;Basidiomycota;Agaricomycetes;Agaricales;Cortinaria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3</text:p>
          </table:table-cell>
          <table:table-cell office:value-type="string" calcext:value-type="string">
            <text:p>Fungi;Basidiomycota;Agaricomycetes;Agaricales;Inocybaceae;Inocybe;Inocybe_s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5</text:p>
          </table:table-cell>
          <table:table-cell office:value-type="string" calcext:value-type="string">
            <text:p>Fungi;Basidiomycota;Agaricomycetes;Trechisporales;Hydnodontaceae;;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6</text:p>
          </table:table-cell>
          <table:table-cell office:value-type="string" calcext:value-type="string">
            <text:p>Fungi;Basidiomycota;Agaricomycetes;Trechisporales;Trechisporales_fam_Incertae_sedis;Trechisporales_gen_Incertae_sedis;Trechisporales_sp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38</text:p>
          </table:table-cell>
          <table:table-cell office:value-type="string" calcext:value-type="string">
            <text:p>Fungi;Basidiomycota;Agaricomycetes;Thelephorales;Bankeraceae;Hydnellum;Hydnellum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39</text:p>
          </table:table-cell>
          <table:table-cell office:value-type="string" calcext:value-type="string">
            <text:p>Fungi;Basidiomycota;Agaricomycetes;Agaricales;Inocybaceae;Inocybe;Inocybe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40</text:p>
          </table:table-cell>
          <table:table-cell office:value-type="string" calcext:value-type="string">
            <text:p>Fungi;Basidiomycota;Agaricomycetes;Agaricales;Inocybaceae;Inocybe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i 641</text:p>
          </table:table-cell>
          <table:table-cell office:value-type="string" calcext:value-type="string">
            <text:p>Fungi;Basidiomycota;Agaricomycetes;Agaricales;Entolomataceae;Clitopilus;Clitopilus_sp;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42</text:p>
          </table:table-cell>
          <table:table-cell office:value-type="string" calcext:value-type="string">
            <text:p>Fungi;Basidiomycota;Agaricomycetes;Agaricales;Lyophyllaceae;Lyophyllum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643</text:p>
          </table:table-cell>
          <table:table-cell office:value-type="string" calcext:value-type="string">
            <text:p>Fungi;Basidiomycota;Agaricomycetes;Agaricales;Tricholomataceae;Tricholoma;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44</text:p>
          </table:table-cell>
          <table:table-cell office:value-type="string" calcext:value-type="string">
            <text:p>Fungi;Basidiomycota;Agaricomycetes;Agaricales;Hymenogastr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645</text:p>
          </table:table-cell>
          <table:table-cell office:value-type="string" calcext:value-type="string">
            <text:p>Fungi;Basidiomycota;Agaricomycetes;Agaricales;Hymenogastraceae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46</text:p>
          </table:table-cell>
          <table:table-cell office:value-type="string" calcext:value-type="string">
            <text:p>Fungi;Basidiomycota;Agaricomycetes;Cantharellales;Ceratobasidi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47</text:p>
          </table:table-cell>
          <table:table-cell office:value-type="string" calcext:value-type="string">
            <text:p>Fungi;Basidiomycota;Agaricomycetes;Agaricales;Agaricaceae;Agaricu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51</text:p>
          </table:table-cell>
          <table:table-cell office:value-type="string" calcext:value-type="string">
            <text:p>Fungi;Basidiomycota;Agaricomycetes;Polyporales;;;;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54</text:p>
          </table:table-cell>
          <table:table-cell office:value-type="string" calcext:value-type="string">
            <text:p>Fungi;Basidiomycota;Tremellomycetes;Tremellales;Rhynchogastremaceae;Papiliotrema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655</text:p>
          </table:table-cell>
          <table:table-cell office:value-type="string" calcext:value-type="string">
            <text:p>Fungi;Basidiomycota;Agaricomycetes;Agaricales;Clavariaceae;Clavari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 656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57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 658</text:p>
          </table:table-cell>
          <table:table-cell office:value-type="string" calcext:value-type="string">
            <text:p>Fungi;Mortierellomycota;Mortierellomycetes;Mortierellales;Mortierellaceae;Mortierella;;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 659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660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 661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662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63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 664</text:p>
          </table:table-cell>
          <table:table-cell office:value-type="string" calcext:value-type="string">
            <text:p>Fungi;Mortierellomycota;Mortierellomycetes;Mortierellales;Mortierellaceae;Mortierella;;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 665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66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69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680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81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682</text:p>
          </table:table-cell>
          <table:table-cell office:value-type="string" calcext:value-type="string">
            <text:p>Fungi;Mortierellomycota;Mortierellomycetes;Mortierellales;Mortierellaceae;;;</text:p>
          </table:table-cell>
          <table:table-cell office:value-type="float" office:value="2" calcext:value-type="float">
            <text:p>2</text:p>
          </table:table-cell>
          <table:table-cell office:value-type="float" office:value="1363" calcext:value-type="float">
            <text:p>1363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i 687</text:p>
          </table:table-cell>
          <table:table-cell office:value-type="string" calcext:value-type="string">
            <text:p>Fungi;Mortierellomycota;Mortierellomycetes;Mortierellales;Mortierellaceae;Mortierella;Mortierella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i 688</text:p>
          </table:table-cell>
          <table:table-cell office:value-type="string" calcext:value-type="string">
            <text:p>Fungi;Mortierellomycota;Mortierellomycetes;Mortierellales;Mortierellaceae;Mortierella;;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 689</text:p>
          </table:table-cell>
          <table:table-cell office:value-type="string" calcext:value-type="string">
            <text:p>Fungi;Mortierellomycota;Mortierellomycetes;Mortierellales;Mortierellaceae;Linnemannia;Linnemannia_amoeboid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 690</text:p>
          </table:table-cell>
          <table:table-cell office:value-type="string" calcext:value-type="string">
            <text:p>Fungi;Mortierellomycota;Mortierellomycetes;Mortierellales;Mortierellaceae;Mortierella;;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 691</text:p>
          </table:table-cell>
          <table:table-cell office:value-type="string" calcext:value-type="string">
            <text:p>Fungi;Mortierellomycota;Mortierellomycetes;Mortierellales;Mortierellaceae;Mortierella;Mortierella_polygoni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692</text:p>
          </table:table-cell>
          <table:table-cell office:value-type="string" calcext:value-type="string">
            <text:p>Fungi;Mortierellomycota;Mortierellomycetes;Mortierellales;Mortierellaceae;Mortierella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694</text:p>
          </table:table-cell>
          <table:table-cell office:value-type="string" calcext:value-type="string">
            <text:p>Fungi;Mortierellomycota;Mortierellomycetes;Mortierellales;Mortierellaceae;Modicella;Modicella_malleol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696</text:p>
          </table:table-cell>
          <table:table-cell office:value-type="string" calcext:value-type="string">
            <text:p>Fungi;Fungi_phy_Incertae_sedis;Fungi_cls_Incertae_sedis;Fungi_ord_Incertae_sedis;Fungi_fam_Incertae_sedis;Fungi_gen_Incertae_sedis;Fungi_sp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98</text:p>
          </table:table-cell>
          <table:table-cell office:value-type="string" calcext:value-type="string">
            <text:p>Fungi;Neocallimastigomycota;Neocallimastigomycota_cls_Incertae_sedis;Neocallimastigomycota_ord_Incertae_sedis;Neocallimastigomycota_fam_Incertae_sedis;Neocallimastigomycota_gen_Incertae_sedis;Neocallimastigomycota_sp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699</text:p>
          </table:table-cell>
          <table:table-cell office:value-type="string" calcext:value-type="string">
            <text:p>Fungi;Rozellomycota;Rozellomycota_cls_Incertae_sedis;Rozellomycota_ord_Incertae_sedis;Rozellomycota_fam_Incertae_sedis;Rozellomycota_gen_Incertae_sedis;Rozellomycota_sp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701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02</text:p>
          </table:table-cell>
          <table:table-cell office:value-type="string" calcext:value-type="string">
            <text:p>Fungi;Ascomycota;Dothideomycetes;Dothideomycetes_ord_Incertae_sedis;Eremomycetaceae;Arthrographis;;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 703</text:p>
          </table:table-cell>
          <table:table-cell office:value-type="string" calcext:value-type="string">
            <text:p>Fungi;Ascomycota;Dothideomycetes;Dothideomycetes_ord_Incertae_sedis;Eremomycetaceae;Arthrographis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 704</text:p>
          </table:table-cell>
          <table:table-cell office:value-type="string" calcext:value-type="string">
            <text:p>Fungi;Ascomycota;Dothideomycetes;Dothideomycetes_ord_Incertae_sedis;Eremomycetaceae;Arthrographis;;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08</text:p>
          </table:table-cell>
          <table:table-cell office:value-type="string" calcext:value-type="string">
            <text:p>Fungi;Ascomycota;Leotiomycetes;Helotiales;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09</text:p>
          </table:table-cell>
          <table:table-cell office:value-type="string" calcext:value-type="string">
            <text:p>Fungi;Ascomycota;;;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0</text:p>
          </table:table-cell>
          <table:table-cell office:value-type="string" calcext:value-type="string">
            <text:p>Fungi;Basidiomycota;Malasseziomycetes;Malasseziales;Malasseziaceae;Malassezia;Malassezia_sp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1</text:p>
          </table:table-cell>
          <table:table-cell office:value-type="string" calcext:value-type="string">
            <text:p>Fungi;Basidiomycota;Malasseziomycetes;Malasseziales;Malasseziaceae;Malassezia;Malassezia_sp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2</text:p>
          </table:table-cell>
          <table:table-cell office:value-type="string" calcext:value-type="string">
            <text:p>Fungi;Basidiomycota;Malasseziomycetes;Malasseziales;Malasseziaceae;Malassezia;Malassezia_restricta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3</text:p>
          </table:table-cell>
          <table:table-cell office:value-type="string" calcext:value-type="string">
            <text:p>Fungi;Basidiomycota;Malasseziomycetes;Malasseziales;Malasseziaceae;Malassezia;Malassezia_caprae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4</text:p>
          </table:table-cell>
          <table:table-cell office:value-type="string" calcext:value-type="string">
            <text:p>Fungi;Sanchytriomycota;Sanchytriomycetes;Sanchytriales;Sanchytriaceae;Sanchytrium;Sanchytrium_sp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8</text:p>
          </table:table-cell>
          <table:table-cell office:value-type="string" calcext:value-type="string">
            <text:p>Fungi;Rozellomycota;Rozellomycotina_cls_Incertae_sedis;GS11;GS11_fam_Incertae_sedis;GS11_gen_Incertae_sedis;GS11_sp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19</text:p>
          </table:table-cell>
          <table:table-cell office:value-type="string" calcext:value-type="string">
            <text:p>Fungi;Rozellomycota;Rozellomycotina_cls_Incertae_sedis;GS11;GS11_fam_Incertae_sedis;GS11_gen_Incertae_sedis;GS11_sp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20</text:p>
          </table:table-cell>
          <table:table-cell office:value-type="string" calcext:value-type="string">
            <text:p>Fungi;Rozellomycota;Rozellomycotina_cls_Incertae_sedis;GS11;GS11_fam_Incertae_sedis;GS11_gen_Incertae_sedis;GS11_sp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721</text:p>
          </table:table-cell>
          <table:table-cell office:value-type="string" calcext:value-type="string">
            <text:p>Fungi;Rozellomycota;Rozellomycotina_cls_Incertae_sedis;GS11;GS11_fam_Incertae_sedis;GS11_gen_Incertae_sedis;GS11_sp;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722</text:p>
          </table:table-cell>
          <table:table-cell office:value-type="string" calcext:value-type="string">
            <text:p>Fungi;Rozellomycota;Rozellomycotina_cls_Incertae_sedis;GS11;GS11_fam_Incertae_sedis;GS11_gen_Incertae_sedis;GS11_sp;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3T16:58:22.300502791</dc:date>
    <dc:creator>tony</dc:creator>
    <meta:editing-duration>PT3M13S</meta:editing-duration>
    <meta:editing-cycles>1</meta:editing-cycles>
    <meta:document-statistic meta:table-count="1" meta:cell-count="2460" meta:object-count="0"/>
    <meta:generator>LibreOffice/7.5.3.2$MacOSX_AARCH64 LibreOffice_project/9f56dff12ba03b9acd7730a5a481eea045e468f3</meta:generator>
  </office:meta>
</office:document-meta>
</file>